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21aa32" officeooo:paragraph-rsid="0021aa3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21aa32" officeooo:paragraph-rsid="0025a5b7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/>
    </style:style>
    <style:style style:name="P4" style:family="paragraph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officeooo:rsid="003269f0" officeooo:paragraph-rsid="0036682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3269f0" officeooo:paragraph-rsid="00449bc5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3f094d" officeooo:paragraph-rsid="003f094d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rsid="00449bc5" officeooo:paragraph-rsid="00449bc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3269f0" officeooo:paragraph-rsid="003269f0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ize="14pt" officeooo:paragraph-rsid="002c0f3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paragraph-rsid="002c0f3d"/>
    </style:style>
    <style:style style:name="T1" style:family="text">
      <style:text-properties fo:font-variant="normal" fo:text-transform="none" fo:color="#000000" loext:opacity="100%" style:font-name="Times New Roman" fo:letter-spacing="normal" fo:language="ru" fo:country="BY" fo:font-style="normal" fo:font-weight="normal" officeooo:rsid="00301443" style:font-size-asian="14pt" style:font-name-complex="Times New Roman1" style:font-size-complex="14pt"/>
    </style:style>
    <style:style style:name="T2" style:family="text">
      <style:text-properties officeooo:rsid="00230702"/>
    </style:style>
    <style:style style:name="T3" style:family="text">
      <style:text-properties officeooo:rsid="0024dcc5"/>
    </style:style>
    <style:style style:name="T4" style:family="text">
      <style:text-properties officeooo:rsid="0026bed2"/>
    </style:style>
    <style:style style:name="T5" style:family="text">
      <style:text-properties officeooo:rsid="00283762"/>
    </style:style>
    <style:style style:name="T6" style:family="text">
      <style:text-properties officeooo:rsid="0028f962"/>
    </style:style>
    <style:style style:name="T7" style:family="text">
      <style:text-properties officeooo:rsid="0029892d"/>
    </style:style>
    <style:style style:name="T8" style:family="text">
      <style:text-properties officeooo:rsid="0029d3dc"/>
    </style:style>
    <style:style style:name="T9" style:family="text">
      <style:text-properties officeooo:rsid="002a75f2"/>
    </style:style>
    <style:style style:name="T10" style:family="text">
      <style:text-properties style:font-name="Times New Roman" fo:language="ru" fo:country="BY" style:font-name-complex="Times New Roman1"/>
    </style:style>
    <style:style style:name="T11" style:family="text">
      <style:text-properties style:font-name="Times New Roman" fo:language="ru" fo:country="BY" officeooo:rsid="002c7402" style:font-name-complex="Times New Roman1"/>
    </style:style>
    <style:style style:name="T12" style:family="text">
      <style:text-properties style:font-name="Times New Roman" fo:language="ru" fo:country="BY" officeooo:rsid="00366829" style:font-name-complex="Times New Roman1"/>
    </style:style>
    <style:style style:name="T13" style:family="text">
      <style:text-properties style:font-name="Times New Roman" fo:language="ru" fo:country="BY" officeooo:rsid="003717e8" style:font-name-complex="Times New Roman1"/>
    </style:style>
    <style:style style:name="T14" style:family="text">
      <style:text-properties style:font-name="Times New Roman" fo:language="ru" fo:country="BY" officeooo:rsid="0038c2b8" style:font-name-complex="Times New Roman1"/>
    </style:style>
    <style:style style:name="T15" style:family="text">
      <style:text-properties style:font-name="Times New Roman" fo:language="ru" fo:country="BY" officeooo:rsid="003946ed" style:font-name-complex="Times New Roman1"/>
    </style:style>
    <style:style style:name="T16" style:family="text">
      <style:text-properties style:font-name="Times New Roman" fo:language="ru" fo:country="BY" officeooo:rsid="003a70c6" style:font-name-complex="Times New Roman1"/>
    </style:style>
    <style:style style:name="T17" style:family="text">
      <style:text-properties style:font-name="Times New Roman" fo:language="ru" fo:country="BY" officeooo:rsid="003af862" style:font-name-complex="Times New Roman1"/>
    </style:style>
    <style:style style:name="T18" style:family="text">
      <style:text-properties style:font-name="Times New Roman" fo:language="ru" fo:country="BY" officeooo:rsid="003b2ca1" style:font-name-complex="Times New Roman1"/>
    </style:style>
    <style:style style:name="T19" style:family="text">
      <style:text-properties style:font-name="Times New Roman" fo:language="ru" fo:country="BY" officeooo:rsid="00400be3" style:font-name-complex="Times New Roman1"/>
    </style:style>
    <style:style style:name="T20" style:family="text">
      <style:text-properties style:font-name="Times New Roman" fo:language="ru" fo:country="BY" officeooo:rsid="0041362f" style:font-name-complex="Times New Roman1"/>
    </style:style>
    <style:style style:name="T21" style:family="text">
      <style:text-properties style:font-name="Times New Roman" fo:language="ru" fo:country="BY" officeooo:rsid="00421032" style:font-name-complex="Times New Roman1"/>
    </style:style>
    <style:style style:name="T22" style:family="text">
      <style:text-properties style:font-name="Times New Roman" fo:language="ru" fo:country="BY" officeooo:rsid="0042308b" style:font-name-complex="Times New Roman1"/>
    </style:style>
    <style:style style:name="T23" style:family="text">
      <style:text-properties style:font-name="Times New Roman" fo:language="ru" fo:country="BY" officeooo:rsid="0043e508" style:font-name-complex="Times New Roman1"/>
    </style:style>
    <style:style style:name="T24" style:family="text">
      <style:text-properties style:font-name="Times New Roman" fo:language="ru" fo:country="BY" officeooo:rsid="00449bc5" style:font-name-complex="Times New Roman1"/>
    </style:style>
    <style:style style:name="T25" style:family="text">
      <style:text-properties style:font-name="Times New Roman" fo:language="ru" fo:country="BY" officeooo:rsid="004a5b1a" style:font-name-complex="Times New Roman1"/>
    </style:style>
    <style:style style:name="T26" style:family="text">
      <style:text-properties style:font-name="Times New Roman" fo:language="ru" fo:country="BY" officeooo:rsid="004bf6b1" style:font-name-complex="Times New Roman1"/>
    </style:style>
    <style:style style:name="T27" style:family="text">
      <style:text-properties style:font-name="Times New Roman" fo:language="ru" fo:country="BY" style:font-size-asian="14pt" style:font-name-complex="Times New Roman1" style:font-size-complex="14pt"/>
    </style:style>
    <style:style style:name="T28" style:family="text">
      <style:text-properties style:font-name="Times New Roman" fo:language="ru" fo:country="BY" officeooo:rsid="002e2349" style:font-size-asian="14pt" style:font-name-complex="Times New Roman1" style:font-size-complex="14pt"/>
    </style:style>
    <style:style style:name="T29" style:family="text">
      <style:text-properties style:font-name="Times New Roman" fo:language="ru" fo:country="BY" officeooo:rsid="002ee991" style:font-size-asian="14pt" style:font-name-complex="Times New Roman1" style:font-size-complex="14pt"/>
    </style:style>
    <style:style style:name="T30" style:family="text">
      <style:text-properties style:font-name="Times New Roman" fo:language="ru" fo:country="BY" officeooo:rsid="00301443" style:font-size-asian="14pt" style:font-name-complex="Times New Roman1" style:font-size-complex="14pt"/>
    </style:style>
    <style:style style:name="T31" style:family="text">
      <style:text-properties style:font-name="Times New Roman" fo:language="ru" fo:country="BY" officeooo:rsid="00331928" style:font-size-asian="14pt" style:font-name-complex="Times New Roman1" style:font-size-complex="14pt"/>
    </style:style>
    <style:style style:name="T32" style:family="text">
      <style:text-properties style:font-name="Times New Roman" fo:language="ru" fo:country="BY" officeooo:rsid="003449fe" style:font-size-asian="14pt" style:font-name-complex="Times New Roman1" style:font-size-complex="14pt"/>
    </style:style>
    <style:style style:name="T33" style:family="text">
      <style:text-properties style:font-name="Times New Roman" fo:language="ru" fo:country="BY" officeooo:rsid="00357904" style:font-size-asian="14pt" style:font-name-complex="Times New Roman1" style:font-size-complex="14pt"/>
    </style:style>
    <style:style style:name="T34" style:family="text">
      <style:text-properties style:font-name="Times New Roman" fo:font-size="14pt" fo:language="ru" fo:country="BY" officeooo:rsid="00449bc5" style:font-size-asian="14pt" style:font-name-complex="Times New Roman1" style:font-size-complex="14pt"/>
    </style:style>
    <style:style style:name="T35" style:family="text">
      <style:text-properties style:font-name="Times New Roman" fo:font-size="14pt" fo:language="ru" fo:country="BY" officeooo:rsid="0046120f" style:font-size-asian="14pt" style:font-name-complex="Times New Roman1" style:font-size-complex="14pt"/>
    </style:style>
    <style:style style:name="T36" style:family="text">
      <style:text-properties fo:language="ru" fo:country="BY"/>
    </style:style>
    <style:style style:name="T37" style:family="text">
      <style:text-properties fo:language="ru" fo:country="BY" style:font-size-asian="14pt" style:font-size-complex="14pt"/>
    </style:style>
    <style:style style:name="T38" style:family="text">
      <style:text-properties fo:language="ru" fo:country="BY" officeooo:rsid="003cd6a9"/>
    </style:style>
    <style:style style:name="T39" style:family="text">
      <style:text-properties fo:language="ru" fo:country="BY" officeooo:rsid="003d05db"/>
    </style:style>
    <style:style style:name="T40" style:family="text">
      <style:text-properties officeooo:rsid="00449bc5"/>
    </style:style>
    <style:style style:name="T41" style:family="text">
      <style:text-properties style:font-name="Times New Roman" fo:font-size="14pt" fo:language="ru" fo:country="BY" style:font-size-asian="14pt" style:font-size-complex="14pt"/>
    </style:style>
    <style:style style:name="T42" style:family="text">
      <style:text-properties style:font-name="Times New Roman" fo:font-size="14pt" style:font-size-asian="14pt" style:font-size-complex="14pt"/>
    </style:style>
    <style:style style:name="T43" style:family="text">
      <style:text-properties style:font-name="Times New Roman" fo:font-size="14pt" officeooo:rsid="0046120f" style:font-size-asian="14pt" style:font-size-complex="14pt"/>
    </style:style>
    <style:style style:name="T44" style:family="text">
      <style:text-properties style:font-name="Times New Roman" fo:font-size="14pt" officeooo:rsid="00469ff4" style:font-size-asian="14pt" style:font-size-complex="14pt"/>
    </style:style>
    <style:style style:name="T45" style:family="text">
      <style:text-properties style:font-name="Times New Roman" fo:font-size="14pt" officeooo:rsid="0046ff8f" style:font-size-asian="14pt" style:font-size-complex="14pt"/>
    </style:style>
    <style:style style:name="T46" style:family="text">
      <style:text-properties style:font-name="Times New Roman" fo:font-size="14pt" officeooo:rsid="00470b1b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В данном эссе хочу разобрать фильм “Дневники Баскетболиста”, который произвел на меня большое впечатление. Фильм основан на автобиографической книге Джимма Кэролла, которая описывает его жизнь в 60-х годах в Нью-Йорке.</text:p>
      <text:p text:style-name="P2"><text:tab/>В начале фильма Джим является хорошим учеником в средней школе, который занимается баскетболом и мечтает в будующем стать профессиональным игроком. История развивается быстро, и вскоре дела приобретают скверный оборот, когда Джим и его друзья начинают употреблять наркотики. </text:p>
      <text:p text:style-name="P2"><text:span text:style-name="T2"><text:tab/>Сначала это происходит в небольших количествах, и не сильно влияет на повседневную жизнь школьников, однако вскоре зависимость усугубляется, и их жизнь становится хаотичной и опасной. Джим играет в баскетбол “под кайфом”, совершенно не концентрируясь на игре и, </text:span><text:span text:style-name="T3">кажется, что все его мечты уже не так важны. </text:span><text:span text:style-name="T4">В процессе поиска денег на наркотики, Джим и его друзья совершают некоторые преступления, вымогательства. Они погружаются в совершенно новый для себя мир. </text:span><text:span text:style-name="T5">Из-за этого у Джима портятся отношения с матерью, </text:span><text:span text:style-name="T6">он часто сбегает из дома </text:span><text:span text:style-name="T7">и, в итоге, его выгоняют из до</text:span><text:span text:style-name="T8">ма.</text:span></text:p>
      <text:p text:style-name="P2"><text:tab/><text:span text:style-name="T9">Постепенно деградируя, главный герой попадает в тюрьму за преступления, совершенные с целью кражи денег на новую дозу. Однако в итоге ему все равно удается вырваться из оков зависимости, но не всем его друзьям так повезло.</text:span></text:p>
      <text:p text:style-name="P12"><text:span text:style-name="T10"><text:tab/></text:span><text:span text:style-name="T11">1. </text:span><text:span text:style-name="T10">Какие открытия вы сделали для себя по результатам просмотра фильма? </text:span></text:p>
      <text:p text:style-name="P13"><text:span text:style-name="T27"><text:tab/></text:span><text:span text:style-name="T28">В фильме демонстрируется, насколько быстро наркотики могут разрушить жизнь обычного человека. </text:span><text:span text:style-name="T29">Это подразумевает и в физическом плане, и в психологическом. </text:span><text:span text:style-name="T30">Важно всегда иметь поддерку в виде семьи или друзей. </text:span><text:span text:style-name="T1">Хотя главный герой фильма стал злоупотреблять наркотиками и нарушать закон, его близкие люди всегда были рядом с ним и помогали ему возвращаться на путь истинный. Фильм напоминает о том, что друзья и семья - это важная опора в жизни, и никогда не стоит отвергать их помощь.</text:span></text:p>
      <text:p text:style-name="P5"><text:span text:style-name="T36"><text:tab/>Фильм показывает, как главный герой начал посещать встречи анонимных наркоманов и получил необходимую поддержку, чтобы преодолеть свою зависимость. Это напоминает о том, что важно искать поддержку, когда вы сталкиваетесь с проблемами, и не стоит бояться просить о помощи у других людей.</text:span></text:p>
      <text:p text:style-name="P3"><text:span text:style-name="T37"><text:tab/>Изменение жизненного курса. Фильм показывает, как главный герой пережил сильный эмоциональный и физический стресс и смог изменить свою жизнь. Это напоминает о том, что мы можем изменить свою жизнь, если мы решим это сделать и будем настойчивы в достижении наших целей.</text:span></text:p>
      <text:p text:style-name="P10"><text:span text:style-name="T37"><text:tab/>2. </text:span><text:span text:style-name="T27">Какие вопросы возникли у вас?</text:span></text:p>
      <text:p text:style-name="P10"><text:span text:style-name="T27"><text:tab/></text:span><text:span text:style-name="T31">После просмотра фильма я задумался о вопросах влияния наркотиков на жизнь людей, и можно ли это предотвратить. Также невольно задумываешься о влиянии воспитания и образования на возможность предотвращения использования наркотиков среди молодежи. </text:span><text:span text:style-name="T32">В свою очередь, задумываешься о роли поддержки людей при изменении своей жизни в лучшую или худшую сторону, насколько это действительно помогает или же нет. </text:span><text:span text:style-name="T33">И наконец, </text:span><text:soft-page-break/><text:span text:style-name="T33">насколько сложно изменить свою жизнь в лучшую сторону после прохождения через все это, и как нужно к этому прийти.</text:span></text:p>
      <text:p text:style-name="P7"><text:span text:style-name="T12"><text:tab/></text:span><text:span text:style-name="T24">3. Что вас поразило, тронуло</text:span></text:p>
      <text:p text:style-name="Standard"><text:span text:style-name="T34"><text:tab/></text:span><text:span text:style-name="T35">Меня поразила сильная эмоциональная напряженность на протяжении всего фильма. </text:span><text:span text:style-name="T41">Зрители переживают все эмоции главного героя, от его триумфов до глубоких депрессивных состояний.</text:span></text:p>
      <text:p text:style-name="P11"><text:span text:style-name="T42"><text:tab/>Другим важным аспектом, который </text:span><text:span text:style-name="T46">поразил</text:span><text:span text:style-name="T42"> </text:span><text:span text:style-name="T46">меня</text:span><text:span text:style-name="T42">, является тема наркомании и ее последствий. Фильм ярко и правдиво показывает, как наркотики могут разрушать жизнь человека и тех, кто находится рядом с ним. </text:span><text:span text:style-name="T45">Я</text:span><text:span text:style-name="T42"> почувствова</text:span><text:span text:style-name="T45">л</text:span><text:span text:style-name="T42"> эмпатию к </text:span><text:span text:style-name="T44">герою</text:span><text:span text:style-name="T42"> и его близким, а также осознать, как важно заботиться о своих близких и друзьях, чтобы помочь им избежать пагубных последствий наркотиков.</text:span></text:p>
      <text:p text:style-name="P11"><text:span text:style-name="T42"><text:tab/>Также фильм пора</text:span><text:span text:style-name="T43">зил меня</text:span><text:span text:style-name="T42"> своей реалистичностью и достоверностью, так как создатели сделали упор на правдивую историю и детали. Он также показывает, что любой человек, независимо от своих способностей и талантов, может столкнуться с </text:span>проблемами<text:span text:style-name="T42"> и вызовами в жизни, но важно не сдаваться и бороться за свою жизнь.</text:span></text:p>
      <text:p text:style-name="P9"><text:span text:style-name="T10"><text:tab/>4. Что вас разозлило, с чем вы категорически не согласны</text:span></text:p>
      <text:p text:style-name="P9"><text:span text:style-name="T10"><text:tab/></text:span><text:span text:style-name="T25">В некоторых моментах я не согласен с поведением матери главного героя, </text:span><text:span text:style-name="T26">которая выставила главного героя за дверь, и практически бросила на произвол судьбы. Мне кажется, это не совсем верная модель поведения, хотя, возможно и другого варианта у нее и не было.</text:span></text:p>
      <text:p text:style-name="P7"><text:span text:style-name="T12"><text:tab/></text:span><text:span text:style-name="T24">5</text:span><text:span text:style-name="T12">. Опишите свое эмоциональное состояние, как оно менялось в процессе просмотра фильма.</text:span></text:p>
      <text:p text:style-name="P6"><text:span text:style-name="T12"><text:tab/></text:span><text:span text:style-name="T13">В начале фильма можно сказать, что за главного героя я радовался, у него были неплохие успехи в школе, </text:span><text:span text:style-name="T14">он хорошо играл в баскетбол </text:span><text:span text:style-name="T15">и жил хорошей жизнью. </text:span><text:span text:style-name="T16">Однако, все изменилось после того, как герой начал принимать наркотики. Тогда я начал за него беспокоиться, </text:span><text:span text:style-name="T17">испытывать некую тревогу и отвращение к его поступкам. </text:span><text:span text:style-name="T18">Тут также можно добавить сожаление, так как герой начал отдаляться от своей мечты и нормальной жизни.</text:span></text:p>
      <text:p text:style-name="P5"><text:span text:style-name="T36"><text:tab/>Затем, когда герой начинает искать путь к выздоровлению и находит поддержку в своих близких, настроение измен</text:span><text:span text:style-name="T38">яется</text:span><text:span text:style-name="T36"> на более позитивное и надежное. Однако, когда герой снова попадает в сложную ситуацию, </text:span><text:span text:style-name="T38">я</text:span><text:span text:style-name="T36"> опять ста</text:span><text:span text:style-name="T39">л</text:span><text:span text:style-name="T36"> напряженным и беспокойным.</text:span></text:p>
      <text:p text:style-name="P8"><text:tab/><text:span text:style-name="T40">6</text:span>. <text:span text:style-name="T10">Поменялось ли ваше отношение к некоторым вещам после просмотра фильма?</text:span></text:p>
      <text:p text:style-name="P8"><text:span text:style-name="T10"><text:tab/></text:span><text:span text:style-name="T19">Можно сказать, что да. Многие люди, особенно молодежь, часто начинают употреблять наркотики, и это заставило меня поменять свое отношение к этой проблеме.</text:span></text:p>
      <text:p text:style-name="P8"><text:span text:style-name="T19"><text:tab/></text:span><text:span text:style-name="T20">Также поменялось отношение к людям, страдающим наркоманией, как тяжело для них преодолеть свою зависимость и вернуться к прежней жизни. </text:span><text:span text:style-name="T21">В процессе просмотра фильма также невольно поднимается вопрос, как же я </text:span><text:span text:style-name="T22">с</text:span><text:span text:style-name="T21">могу </text:span><text:span text:style-name="T22">помочь кому-либо из близких, кто, теоретически, окажется в такой ситуации. </text:span><text:span text:style-name="T23">Так что я переосмыслил свою роль в поддержке близких людей, и как эту поддержку можно предоставить.</text:span></text:p>
      <text:p text:style-name="P5"><text:soft-page-break/><text:span text:style-name="T36"><text:tab/></text:span>В заключение, фильм "Дневники Баскетболиста" - это глубокое и трогательное кино, которое показывает, как жизнь может быть сложной и полна вызовов, но важно не сдаваться и бороться за свою жизнь. Этот фильм не только вдохновляет зрителей на борьбу с наркотиками и другими трудностями, но и напоминает о важности поддержки и заботы о близких.</text:p>
      <text:p text:style-name="P5"><text:tab/>Фильм "Дневники Баскетболиста" - это фильм, который оставляет огромное впечатление на зрителей, заставляя их задуматься о жизни и ее ценности. Он напоминает, что каждый из нас имеет свою судьбу и свои проблемы, но важно никогда не терять надежду и веру в себя, чтобы пройти через трудные времена и достичь своих целей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0:17:21.033260663</meta:creation-date>
    <meta:generator>LibreOffice/7.4.6.2$Linux_X86_64 LibreOffice_project/40$Build-2</meta:generator>
    <dc:date>2023-04-20T01:11:41.240983873</dc:date>
    <meta:editing-duration>PT47M27S</meta:editing-duration>
    <meta:editing-cycles>53</meta:editing-cycles>
    <meta:document-statistic meta:table-count="0" meta:image-count="0" meta:object-count="0" meta:page-count="3" meta:paragraph-count="24" meta:word-count="930" meta:character-count="6190" meta:non-whitespace-character-count="5258"/>
  </office:meta>
</office:document-meta>
</file>